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 style:list-style-name="L1"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573c8" officeooo:paragraph-rsid="001573c8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Géptermi ZH</text:p>
      <text:p text:style-name="P1"/>
      <text:p text:style-name="P1">A Pelennor mezei csata a Gyűrűháború talán legjelentősebb ütközete volt, hiszen Sauron seregének zömét sikerrel visszaverte Gondor és Rohan egyesített ereje. Bár innen már egyenes út vezetett a háború végéhez, a győzelem még messze volt...</text:p>
      <text:p text:style-name="P1"/>
      <text:p text:style-name="P1">Egy szekvenciális inputfájlban a Pelennor mezei csatához tartozó adatokat tároljuk a következő formátumban:</text:p>
      <text:p text:style-name="P1">Név (<text:span text:style-name="T1">string</text:span>), az általa legyőzött ellenség (<text:span text:style-name="T1">string</text:span>), valamint az, hogy az adott ellenségből összesen hánnyal végzett (<text:span text:style-name="T1">int</text:span>).</text:p>
      <text:p text:style-name="P1"/>
      <text:p text:style-name="P5">Készíts a feladatra objektum elvű megoldást C++ nyelven az alábbi szempontok alapján:</text:p>
      <text:list xml:id="list250692067" text:style-name="L1">
        <text:list-item>
          <text:p text:style-name="P4">felsoroló osztály végzi a szöveges állomány olvasását</text:p>
        </text:list-item>
        <text:list-item>
          <text:p text:style-name="P4">a szöveges állományt csak egyszer nyithatja meg olvasásra, és nem használhat a szöveges állomány sorainak számától függő méretű programváltozót (pl. vector)</text:p>
        </text:list-item>
        <text:list-item>
          <text:p text:style-name="P4">programja ne csak az érvényes tesztesetekre működjön helyesen</text:p>
        </text:list-item>
        <text:list-item>
          <text:p text:style-name="P4">a nem létező fájl esetét is kezeljük le, üres fájlra is működjön</text:p>
        </text:list-item>
        <text:list-item>
          <text:p text:style-name="P4">a feladat eredményét a program felhasználóbarát módon írja ki</text:p>
        </text:list-item>
      </text:list>
      <text:p text:style-name="P1"/>
      <text:p text:style-name="P2">Megfelelt szint (3-as)</text:p>
      <text:p text:style-name="P1">a/ Összesen a pelenormezei csata során hőseink hány ellenséggel végeztek?</text:p>
      <text:p text:style-name="P1">b/ Ki végzett az Angmari boszorkányúrral?</text:p>
      <text:p text:style-name="P1"/>
      <text:p text:style-name="P1">Minta bemenet:</text:p>
      <text:p text:style-name="P1">-----------------------------------</text:p>
      <text:p text:style-name="P1">Aragorn<text:tab/>haradi<text:tab/><text:tab/>42</text:p>
      <text:p text:style-name="P1">Aragorn<text:tab/>keletlako<text:tab/>43</text:p>
      <text:p text:style-name="P1">Aragorn<text:tab/>ork<text:tab/><text:tab/>42</text:p>
      <text:p text:style-name="P1">Eovin<text:tab/>haradi<text:tab/><text:tab/>5</text:p>
      <text:p text:style-name="P1">Eovin<text:tab/>boszorkanyur <text:tab/>1</text:p>
      <text:p text:style-name="P1">Gimli<text:tab/>haradi<text:tab/> <text:tab/>3</text:p>
      <text:p text:style-name="P1">Gimli<text:tab/>ork <text:tab/><text:tab/>5</text:p>
      <text:p text:style-name="P1">Gimli<text:tab/>keletlako <text:tab/>1</text:p>
      <text:p text:style-name="P1">Legolas<text:tab/>haradi <text:tab/><text:tab/>30</text:p>
      <text:p text:style-name="P1">Legolas<text:tab/>ork <text:tab/><text:tab/>53</text:p>
      <text:p text:style-name="P1">Legolas<text:tab/>keletlako <text:tab/>2</text:p>
      <text:p text:style-name="P1">-----------------------------------</text:p>
      <text:p text:style-name="P1">Minta eredmény:</text:p>
      <text:p text:style-name="P1">227</text:p>
      <text:p text:style-name="P1">Eovin</text:p>
      <text:p text:style-name="P1"/>
      <text:p text:style-name="P1"/>
      <text:p text:style-name="P2">Kiváló szint (5-ös)</text:p>
      <text:p text:style-name="P1">Kik azok, akik azzal büszkélkedhetnek, hogy az általuk legyőzött ellenségcsoportokból legalább 10-zel végeztek? Közülük keressük meg a legsikeresebbet, aki összességében a legtöbb ellenséggel végzett!</text:p>
      <text:p text:style-name="P1">Például:</text:p>
      <text:p text:style-name="P1">----------------------</text:p>
      <text:p text:style-name="P1">Aragorn<text:tab/>haradi<text:tab/><text:tab/>42</text:p>
      <text:p text:style-name="P1">Aragorn<text:tab/>keletlako<text:tab/>43</text:p>
      <text:p text:style-name="P1">Aragorn<text:tab/>ork<text:tab/><text:tab/>42</text:p>
      <text:p text:style-name="P1">----------------------</text:p>
      <text:p text:style-name="P3">Aragornra teljesül, hogy minden általa legyőzött elenségcsoprtból legalább 10-zel végzett, és az általa legyüzött ellenségek száma 127.</text:p>
      <text:p text:style-name="P1">----------------------</text:p>
      <text:p text:style-name="P1">Legolas<text:tab/>haradi <text:tab/><text:tab/>30</text:p>
      <text:p text:style-name="P1">Legolas<text:tab/>ork <text:tab/><text:tab/>53</text:p>
      <text:p text:style-name="P1">Legolas<text:tab/>keletlako <text:tab/>2</text:p>
      <text:p text:style-name="P1">----------------------</text:p>
      <text:p text:style-name="P3">Legolasra nem teljesül, hogy az általa legyőzött ellenségcsoportokból legalább 10-zel végzett, és az általa legyőzött ellenségek száma 85.</text:p>
      <text:p text:style-name="P1"/>
      <text:p text:style-name="P1">Minta bemenet:</text:p>
      <text:p text:style-name="P1">-----------------------------------</text:p>
      <text:p text:style-name="P1">Aragorn<text:tab/>haradi<text:tab/><text:tab/>42</text:p>
      <text:p text:style-name="P1"><text:soft-page-break/>Aragorn<text:tab/>keletlako<text:tab/>43</text:p>
      <text:p text:style-name="P1">Aragorn<text:tab/>ork<text:tab/><text:tab/>42</text:p>
      <text:p text:style-name="P1">Eovin<text:tab/>haradi<text:tab/><text:tab/>5</text:p>
      <text:p text:style-name="P1">Eovin<text:tab/>boszorkanyur<text:tab/>1</text:p>
      <text:p text:style-name="P1">Gimli<text:tab/>haradi<text:tab/> <text:tab/>3</text:p>
      <text:p text:style-name="P1">Gimli<text:tab/>ork <text:tab/><text:tab/>5</text:p>
      <text:p text:style-name="P1">Gimli<text:tab/>keletlako <text:tab/>1</text:p>
      <text:p text:style-name="P1">Legolas<text:tab/>haradi <text:tab/><text:tab/>30</text:p>
      <text:p text:style-name="P1">Legolas<text:tab/>ork <text:tab/><text:tab/>53</text:p>
      <text:p text:style-name="P1">Legolas<text:tab/>keletlako <text:tab/>2</text:p>
      <text:p text:style-name="P1">-----------------------------------</text:p>
      <text:p text:style-name="P1">Minta eredmény:</text:p>
      <text:p text:style-name="P1">Arago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08:04.780682482</meta:creation-date>
    <dc:date>2019-04-05T00:12:01.048169174</dc:date>
    <meta:editing-duration>PT3M56S</meta:editing-duration>
    <meta:editing-cycles>1</meta:editing-cycles>
    <meta:document-statistic meta:table-count="0" meta:image-count="0" meta:object-count="0" meta:page-count="2" meta:paragraph-count="61" meta:word-count="327" meta:character-count="2394" meta:non-whitespace-character-count="2099"/>
    <meta:generator>LibreOffice/6.0.7.3$Linux_X86_64 LibreOffice_project/00m0$Build-3</meta:generator>
  </office:meta>
</office:document-meta>
</file>